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Lato" fo:font-size="10pt" fo:font-weight="bold" officeooo:rsid="0009da9b" officeooo:paragraph-rsid="0009da9b" style:font-size-asian="10pt" style:font-weight-asian="bold" style:font-size-complex="10pt" style:font-weight-complex="bold"/>
    </style:style>
    <style:style style:name="P2" style:family="paragraph" style:parent-style-name="Standard">
      <style:paragraph-properties fo:text-align="justify" style:justify-single-word="false"/>
      <style:text-properties style:font-name="Lato" fo:font-size="10pt" fo:font-weight="normal" officeooo:rsid="0009da9b" officeooo:paragraph-rsid="0009da9b" style:font-size-asian="10pt" style:font-weight-asian="normal" style:font-size-complex="10pt" style:font-weight-complex="normal"/>
    </style:style>
    <style:style style:name="P3" style:family="paragraph" style:parent-style-name="Standard">
      <style:paragraph-properties fo:text-align="justify" style:justify-single-word="false"/>
      <style:text-properties style:font-name="Lato" fo:font-size="10pt" fo:font-weight="normal" officeooo:rsid="000b13ac" officeooo:paragraph-rsid="000b13ac" style:font-size-asian="10pt" style:font-weight-asian="normal" style:font-size-complex="10pt" style:font-weight-complex="normal"/>
    </style:style>
    <style:style style:name="P4" style:family="paragraph" style:parent-style-name="Standard">
      <style:paragraph-properties fo:text-align="justify" style:justify-single-word="false"/>
      <style:text-properties style:font-name="Lato" fo:font-size="10pt" fo:font-weight="normal" officeooo:rsid="000b13ac" officeooo:paragraph-rsid="000bdee7" style:font-size-asian="10pt" style:font-weight-asian="normal" style:font-size-complex="10pt" style:font-weight-complex="normal"/>
    </style:style>
    <style:style style:name="P5" style:family="paragraph" style:parent-style-name="Standard">
      <style:paragraph-properties fo:text-align="justify" style:justify-single-word="false"/>
      <style:text-properties style:font-name="Lato" fo:font-size="10pt" fo:font-weight="normal" officeooo:rsid="000bdee7" officeooo:paragraph-rsid="000bdee7" style:font-size-asian="10pt" style:font-weight-asian="normal" style:font-size-complex="10pt" style:font-weight-complex="normal"/>
    </style:style>
    <style:style style:name="P6" style:family="paragraph" style:parent-style-name="Standard">
      <style:paragraph-properties fo:text-align="justify" style:justify-single-word="false"/>
      <style:text-properties style:font-name="Lato" fo:font-size="10pt" fo:font-weight="normal" officeooo:rsid="000c7ff8" officeooo:paragraph-rsid="000c7ff8" style:font-size-asian="10pt" style:font-weight-asian="normal" style:font-size-complex="10pt" style:font-weight-complex="normal"/>
    </style:style>
    <style:style style:name="P7" style:family="paragraph" style:parent-style-name="Standard">
      <style:paragraph-properties fo:text-align="justify" style:justify-single-word="false"/>
      <style:text-properties style:font-name="Lato" fo:font-size="10pt" fo:font-weight="normal" officeooo:rsid="000ce061" officeooo:paragraph-rsid="000ce061" style:font-size-asian="10pt" style:font-weight-asian="normal" style:font-size-complex="10pt" style:font-weight-complex="normal"/>
    </style:style>
    <style:style style:name="P8" style:family="paragraph" style:parent-style-name="Standard" style:list-style-name="L1">
      <style:paragraph-properties fo:text-align="justify" style:justify-single-word="false"/>
      <style:text-properties style:font-name="Lato" fo:font-size="10pt" fo:font-weight="normal" officeooo:rsid="000bdee7" officeooo:paragraph-rsid="000bdee7" style:font-size-asian="10pt" style:font-weight-asian="normal" style:font-size-complex="10pt" style:font-weight-complex="normal"/>
    </style:style>
    <style:style style:name="P9" style:family="paragraph" style:parent-style-name="Standard" style:list-style-name="L1">
      <style:paragraph-properties fo:text-align="justify" style:justify-single-word="false"/>
      <style:text-properties style:font-name="Lato" fo:font-size="10pt" fo:font-weight="normal" officeooo:rsid="000c7ff8" officeooo:paragraph-rsid="000c7ff8" style:font-size-asian="10pt" style:font-weight-asian="normal" style:font-size-complex="10pt" style:font-weight-complex="normal"/>
    </style:style>
    <style:style style:name="P10" style:family="paragraph" style:parent-style-name="Standard">
      <style:paragraph-properties fo:text-align="justify" style:justify-single-word="false"/>
      <style:text-properties style:font-name="Lato" fo:font-size="10pt" fo:font-weight="normal" officeooo:rsid="000ce061" officeooo:paragraph-rsid="000ce061" style:font-size-asian="10pt" style:font-weight-asian="normal" style:font-size-complex="10pt" style:font-weight-complex="normal"/>
    </style:style>
    <style:style style:name="P11" style:family="paragraph" style:parent-style-name="Standard">
      <style:paragraph-properties fo:text-align="justify" style:justify-single-word="false"/>
      <style:text-properties style:font-name="Lato" fo:font-size="10pt" fo:font-weight="normal" officeooo:rsid="000f7621" officeooo:paragraph-rsid="000f7621" style:font-size-asian="10pt" style:font-weight-asian="normal" style:font-size-complex="10pt" style:font-weight-complex="normal"/>
    </style:style>
    <style:style style:name="P12" style:family="paragraph" style:parent-style-name="Standard">
      <style:paragraph-properties fo:text-align="justify" style:justify-single-word="false"/>
      <style:text-properties style:font-name="Lato" fo:font-size="10pt" fo:font-weight="normal" officeooo:rsid="000f7621" officeooo:paragraph-rsid="0011b210" style:font-size-asian="10pt" style:font-weight-asian="normal" style:font-size-complex="10pt" style:font-weight-complex="normal"/>
    </style:style>
    <style:style style:name="P13" style:family="paragraph" style:parent-style-name="Standard">
      <style:paragraph-properties fo:text-align="justify" style:justify-single-word="false"/>
      <style:text-properties style:font-name="Lato" fo:font-size="10pt" fo:font-weight="normal" officeooo:rsid="0010d412" officeooo:paragraph-rsid="000ce061" style:font-size-asian="10pt" style:font-weight-asian="normal" style:font-size-complex="10pt" style:font-weight-complex="normal"/>
    </style:style>
    <style:style style:name="P14" style:family="paragraph" style:parent-style-name="Standard">
      <style:paragraph-properties fo:text-align="justify" style:justify-single-word="false"/>
      <style:text-properties style:font-name="Lato" fo:font-size="10pt" fo:font-weight="normal" officeooo:rsid="0011b210" officeooo:paragraph-rsid="0011b210" style:font-size-asian="10pt" style:font-weight-asian="normal" style:font-size-complex="10pt" style:font-weight-complex="normal"/>
    </style:style>
    <style:style style:name="T1" style:family="text">
      <style:text-properties officeooo:rsid="000b13ac"/>
    </style:style>
    <style:style style:name="T2" style:family="text">
      <style:text-properties officeooo:rsid="000bdee7"/>
    </style:style>
    <style:style style:name="T3" style:family="text">
      <style:text-properties officeooo:rsid="000c7ff8"/>
    </style:style>
    <style:style style:name="T4" style:family="text">
      <style:text-properties officeooo:rsid="000ce061"/>
    </style:style>
    <style:style style:name="T5" style:family="text">
      <style:text-properties fo:font-weight="bold"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officeooo:rsid="0010d412"/>
    </style:style>
    <style:style style:name="T8" style:family="text">
      <style:text-properties officeooo:rsid="0010d412"/>
    </style:style>
    <style:style style:name="T9" style:family="text">
      <style:text-properties officeooo:rsid="0011b210"/>
    </style:style>
    <style:style style:name="T10" style:family="text">
      <style:text-properties officeooo:rsid="0013381a"/>
    </style:style>
    <style:style style:name="T11" style:family="text">
      <style:text-properties style:text-underline-style="none"/>
    </style:style>
    <style:style style:name="T12" style:family="text">
      <style:text-properties style:text-underline-style="none" officeooo:rsid="0010d412"/>
    </style:style>
    <style:style style:name="T13" style:family="text">
      <style:text-properties officeooo:rsid="0016a86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forme – 08</text:p>
      <text:p text:style-name="P1">Diplomado DUNTI</text:p>
      <text:p text:style-name="P1"/>
      <text:p text:style-name="P2">Para lograr una instalación mas limpia de ONA, pues es la herramienta que hasta el momento no se había logrado instalar, o por lo menos poder acceder a ella para revisar su funcionalidad, se realiza una pequeña consulta sobre la instalación de la misma mediante Dockers, de donde se obtienen dos repositorios que prometen dicha instalación.</text:p>
      <text:p text:style-name="P2"><text:s/></text:p>
      <text:p text:style-name="P2">Primer docker: <text:s/><text:a xlink:type="simple" xlink:href="https://github.com/ukanga/docker-ona" text:style-name="Internet_20_link" text:visited-style-name="Visited_20_Internet_20_Link">https://github.com/ukanga/docker-ona</text:a></text:p>
      <text:p text:style-name="P2">Segundo docker: <text:a xlink:type="simple" xlink:href="https://github.com/bibbox/app-azizi-amp" text:style-name="Internet_20_link" text:visited-style-name="Visited_20_Internet_20_Link">https://github.com/bibbox/app-azizi-amp</text:a></text:p>
      <text:p text:style-name="P2"/>
      <text:p text:style-name="P2">Se puede observar que el primer docker es realizado por un miembro activo tanto de ONA como de Kobotoolbox, ya que este usuario tiene commits en ambas aplicaciones, pero, como todas las guiás de ONA se encuentra desactualizada y no funciona. Con la segunda se logra una instalación limpia pero dado que se trata de la guiá de instalación de un tercero, contiene configuraciones extra, las cuales, para el caso de geomatica no son necesarias, por ende, se decide realizar una instalación de ONA siguiendo<text:span text:style-name="T1"> las distintas guiás encontradas, comparando procesos y dependencias para lograr la mejor instalación posible.</text:span></text:p>
      <text:p text:style-name="P2"/>
      <text:p text:style-name="P3">Para esta nueva instalación se siguen las siguientes guiás.</text:p>
      <text:p text:style-name="P3"/>
      <text:p text:style-name="P3">Primera guiá: https://api.ona.io/static/docs/install.html</text:p>
      <text:p text:style-name="P3">Segunda guiá: https://github.com/bibbox/app-azizi-amp/blob/master/images/azizi_amp_application/Dockerfile</text:p>
      <text:p text:style-name="P3">Tercera guiá: https://gist.github.com/oguya/8c7b81634d648500a8c00400abab327e</text:p>
      <text:p text:style-name="P3">Cuarta guiá: <text:a xlink:type="simple" xlink:href="https://github.com/badili/classic_ona/blob/master/installation-configuration.md" text:style-name="Internet_20_link" text:visited-style-name="Visited_20_Internet_20_Link">https://github.com/badili/classic_ona/blob/master/installation-configuration.md</text:a></text:p>
      <text:p text:style-name="P3"/>
      <text:p text:style-name="P3">Como se puede observar, solo una de las guiás es oficial, las otras 3 guiás son de terceros. Esta debido a que la documentación de ONA se encuentra desactualizada. Por ende cada quien hace maromas para tratar de conseguir una instalación de ONA.</text:p>
      <text:p text:style-name="P3"/>
      <text:p text:style-name="P3">Siguiendo estas guiás y sobre una maquina virtual de ubuntu 16 se consigue realizar una instalación de ONA, con el problema persistente de los correo electronicos, pero se logra crear un super usuario, con el que se puede acceder a la aplicación.</text:p>
      <text:p text:style-name="P3"/>
      <text:p text:style-name="P4">Los pasos realizados de las 4 guiás se pueden encontrar en </text:p>
      <text:p text:style-name="P4"><text:a xlink:type="simple" xlink:href="https://github.com/DaielChom/Diplomado-Dunti/blob/master/Practica/Bitácora%20-%2009.ipynb" text:style-name="Internet_20_link" text:visited-style-name="Visited_20_Internet_20_Link"><text:span text:style-name="T2">https://github.com/DaielChom/Diplomado-Dunti/blob/master/Practica/Bit%C3%A1cora%20-%2009.ipynb</text:span></text:a></text:p>
      <text:p text:style-name="P5">aunque no esta muy organizada la guiá, funciona.</text:p>
      <text:p text:style-name="P5"/>
      <text:p text:style-name="P5">Una vez instalada la aplicación se procede a realizar un estudio de las funcionalidades de la misma para ver si son las mismas que las que ofrece ONA en ona.io. Lo primero que se observa es que el repo no es de ona.io si no de odk.ona.io lo que quiere decir que las funcionalidades que se consiguen con la instalación del repositorio son las mismas que se pueden encontrar en <text:a xlink:type="simple" xlink:href="https://odk.ona.io/" text:style-name="Internet_20_link" text:visited-style-name="Visited_20_Internet_20_Link">https://odk.ona.io</text:a>.</text:p>
      <text:p text:style-name="P5"/>
      <text:p text:style-name="P5">Haciendo una verificación de las funcionalidades, se concluye que:</text:p>
      <text:list xml:id="list2954827859" text:style-name="L1">
        <text:list-item>
          <text:p text:style-name="P8">La herramienta instalada cuenta con menos funciones que las ofrecidas en ona.io.</text:p>
        </text:list-item>
        <text:list-item>
          <text:p text:style-name="P8">La herramienta instalada presenta una experiencia de usuario (UX) muy reducida, incluso es muy mala a comparación de la experiencia ofrecida por ona.io</text:p>
        </text:list-item>
        <text:list-item>
          <text:p text:style-name="P8">Entre las funciones que diferencian entre ona.io y la herramienta instalada (odk.ona.io) se pueden encontrar:</text:p>
          <text:list>
            <text:list-item>
              <text:p text:style-name="P8">odk.ona.io no permite la creacion de formlarios, los formularios deben ser elaborados en excel siguiendo el estándar XLSFORM, luego el archivo de excel es importado a odk.ona.io.</text:p>
            </text:list-item>
            <text:list-item>
              <text:p text:style-name="P8">Los formularios en odk.ona.io pueden ser descargados en otros formatos como csv, eliminados, <text:span text:style-name="T3">se pueden ver las tablas de datos y los archivos adjuntos.</text:span></text:p>
            </text:list-item>
            <text:list-item>
              <text:p text:style-name="P9">Para llenar los formularios se deben usar herramientas externas, mas específicamente las herramientas ofrecidas por ODK collect.</text:p>
            </text:list-item>
            <text:list-item>
              <text:p text:style-name="P9">El analizáis de los datos que ofrece odk.ona.io, es casi nulo, apenas ofrece una gráfica de barras, mientras que en ona.io ofrecen una gama de gráficas y otras funciones.</text:p>
            </text:list-item>
            <text:list-item>
              <text:p text:style-name="P9"><text:soft-page-break/>El modelo de “gestión de organizaciones” que ofrece ona.io en odk.ona.io no es mas que una serie de etiquetas que indica la propiedad de los formularios, siendo nula la creacion o asignación de dichas organizaciones.</text:p>
            </text:list-item>
            <text:list-item>
              <text:p text:style-name="P9">Las organizaciones en odk.ona.io son un usuario más el cual comparte sus formularios a otros usuarios.</text:p>
            </text:list-item>
            <text:list-item>
              <text:p text:style-name="P9">La opción de compartir el formularios con otros usuarios en general es muy burda, como muchas de otras de sus funciones, como se menciono anterior mente tiene un UX muy baja.</text:p>
            </text:list-item>
          </text:list>
        </text:list-item>
      </text:list>
      <text:p text:style-name="P6"/>
      <text:p text:style-name="P6">En general odk.ona.io y ona.io son un mundo aparte, aunque obviamente ona,io usa odk.ona.io como API.</text:p>
      <text:p text:style-name="P6"/>
      <text:p text:style-name="P6">Ahora lo principal de la realización de estos informes, y una de las razones del proyecto, ¿Que es mejor usar?, kobotoolbox o ONA. Primero se debe dividir estas dos opciones a 4 ya que igualmente que ONA, la aplicación instalada de kobotoolbox comparada con la herramienta ofrecida en la pagina oficial de kobotoolbox también son diferentes. <text:span text:style-name="T4">Siendo así se tienen las siguientes opciones.</text:span></text:p>
      <text:p text:style-name="P6"/>
      <text:p text:style-name="P7">1. Herramienta ofrecida por Kobotooolbox para la instalación en local - <text:span text:style-name="T5">Kobotoolbox vagrant</text:span></text:p>
      <text:p text:style-name="P7">2. Herramienta ofrecida por Kobootoolbox en sus propios servidores – <text:span text:style-name="T5">Kobotoolbox oficial</text:span></text:p>
      <text:p text:style-name="P7">3. Herramienta ofrecida por ONA para la instalación en local – <text:span text:style-name="T5">odk.ona.io</text:span></text:p>
      <text:p text:style-name="P7">4. Herramienta ofrecida por ONA en sus propios servidores – <text:span text:style-name="T5">ona.io</text:span></text:p>
      <text:p text:style-name="P7"><text:span text:style-name="T5"/></text:p>
      <text:p text:style-name="P11">En este punto se debe realizar un análisis un tris complejo debido a que cada una de las opciones tienen pros y contras, los pros de una son los contras de la otra y así en sentido contrario. En otras palabras lo siguiente:</text:p>
      <text:p text:style-name="P12">las herramientas ofrecidas tanto por ONA como por kobotoolbox en sus propios servidores, son buenas y cumplen con la mayoría de requisitos de geomatica, tienen buenas funciones, presentan un buen servicio, etc. y entre las dos por cantidad de funciones presentadas al usuario se concluye que ona.io es mejor. Pero Geomatica solicita que sea una instalación local y que se pueda acceder al cogido si así se requiere, para realizar modificaciones y demás. <text:span text:style-name="T8">Y es aquí donde entra la problemática ONA tiene super descuidada la documentación de odk.ona.io, tiene una guiá de instalación que no funciona, entre otros problemas, en resumen ONA no presenta un buen servicio a sus usuarios que quieren realizar una </text:span><text:span text:style-name="T12">instalación</text:span><text:span text:style-name="T8"> en local, en lo que a documentación se refiere. En cambio Kobotoolbox, tiene una gran documentación y posee varias guiás y maneras de instalar kobotoolbox en local, por ejemplo presentan lo posibilidad de <text:s/>instalar kobotoolbox mediante dockers y mediante vagrant, ambos procesos muy bien explicados. Hay que resaltar que la guiá de odk.ona.io consta de realizar una instalación paquete a paquete mientras que la de kobotoolbox es correr un par de lineas para montar la maquina virtual o el docker y ya, pero la instalación de kobotoolbox se logra, diferente a la de odk.ona.io en la que se tuvo que usar distintas guiás de terceros, incluso cabe resaltar que las guiás ofrecidas por los terceros están muy completas y presentan pasos de configuración de archivos que ni por asomo se nombran en la guiá oficial. Incluso como se menciono anteriormente la instalación de odk.ona.io no es nada fácil y de no haber sido por las guiás de terceros no se habría podio realizar la instalación ya que requiere conocimientos muy amplios en Linux y Django, conocimientos que para decir verdad me quedo corto.</text:span></text:p>
      <text:p text:style-name="P12"/>
      <text:p text:style-name="P12"><text:span text:style-name="T9">Y he aquí el problema, kobotoolbox vagrant y odk.ona.io, presentan las mismas funciones, aunque kobotoolbox es mas amigable, pero una es muy sencilla de instalar y todo funcionaria como una “caja negra”, ya que se instala una maquina virtual o un docker, y la otra es muy complicada de instalar (aun no se consigue la instalación 100% funcional) pero se podría acceder al código fuente de manera muy fácil. Cabe resaltar que se podría conseguir la instalación de Kobotoolbox directamente desde los repositorios, osea paquete a paquete, pero kobotoolbox no presenta ninguna guiá o instrucciones para hacerlo de esta manera, habría que hacerse un estudio del código y los requisitos en los repositorios de Kobotoolbox para poder realizar dicha guiá, lo cual desde un punto de vista seria muy complicado y un tanto innecesario ya que existe una forma rápida de realizar la instalación.</text:span></text:p>
      <text:p text:style-name="P12"/>
      <text:p text:style-name="P14">En conclusión si existe el fuerte sentimiento de realizar la instalación en local se recomienda usar Kobotoolbox, ya que aunque no se tiene acceso al código de una manera sencilla, la aplicación se puede usar, puesto que en cambio para ona habría que gastar mucho tiempo del que ya se ha gastado en descifrar la manera de instalarlo. Esto sin tener en cuenta que gastar tanto tiempo en una instalación para tener una herramienta poco agradable y prácticamente con las mismas funciones de Kobotoolbox, no se le ve el sentido o por lo desde el punto de vista del escritor de este documento.</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C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0T11:16:55.810527745</meta:creation-date>
    <dc:date>2017-08-10T14:58:32.834440596</dc:date>
    <meta:editing-duration>PT10M48S</meta:editing-duration>
    <meta:editing-cycles>5</meta:editing-cycles>
    <meta:generator>LibreOffice/5.3.1.2$Linux_X86_64 LibreOffice_project/30m0$Build-2</meta:generator>
    <meta:document-statistic meta:table-count="0" meta:image-count="0" meta:object-count="0" meta:page-count="2" meta:paragraph-count="39" meta:word-count="1322" meta:character-count="8411" meta:non-whitespace-character-count="7129"/>
  </office:meta>
</office:document-meta>
</file>